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3D5534C931CAE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ologador: creative commons <text:s/>organization</text:p>
      <text:p text:style-name="Standard">Captura de pantalla:</text:p>
      <text:p text:style-name="Standard"/>
      <text:p text:style-name="Standard"><draw:frame draw:style-name="fr1" draw:name="Image1" text:anchor-type="char" svg:x="0cm" svg:y="0.272cm" svg:width="17cm" svg:height="9.285cm" draw:z-index="0"><draw:image xlink:href="Pictures/100002010000055600000300E3D5534C931CAE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04-14T16:03:00Z</meta:creation-date>
    <dc:date>2021-05-01T13:55:00.517399053</dc:date>
    <meta:editing-cycles>4</meta:editing-cycles>
    <meta:editing-duration>PT11M5S</meta:editing-duration>
    <meta:document-statistic meta:table-count="0" meta:image-count="1" meta:object-count="0" meta:page-count="1" meta:paragraph-count="2" meta:word-count="7" meta:character-count="63" meta:non-whitespace-character-count="57"/>
    <meta:template xlink:type="simple" xlink:actuate="onRequest" xlink:title="" xlink:href="Normal"/>
  </office:meta>
</office:document-meta>
</file>